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185.41pt"/>
    </style:style>
    <style:style style:name="co3" style:family="table-column">
      <style:table-column-properties fo:break-before="auto" style:column-width="107.09pt"/>
    </style:style>
    <style:style style:name="co4" style:family="table-column">
      <style:table-column-properties fo:break-before="auto" style:column-width="128.3pt"/>
    </style:style>
    <style:style style:name="co5" style:family="table-column">
      <style:table-column-properties fo:break-before="auto" style:column-width="394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35.09pt" fo:break-before="auto" style:use-optimal-row-height="true"/>
    </style:style>
    <style:style style:name="ro5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14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="0.74pt solid #000000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position="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order-left="0.74pt solid #000000" fo:border-right="none" fo:border-top="0.74pt solid #000000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74pt solid #000000" fo:border-top="0.74pt solid #000000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ESP32-PoE-ISO_Rev_I-BOM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0.03R/1%/R1206</text:p>
          </table:table-cell>
          <table:table-cell table:style-name="ce8" office:value-type="string" calcext:value-type="string">
            <text:p>R1206</text:p>
          </table:table-cell>
          <table:table-cell table:style-name="ce8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.7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49.9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10,R11,R12,</text:span>R1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2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24,</text:span>R46,R47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3,R20,</text:span>R21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2.2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5,R8,R14,R15,R31,</text:span>R3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.42k/1%/1/16W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4.7k/R2512</text:p>
          </table:table-cell>
          <table:table-cell table:style-name="ce9" office:value-type="string" calcext:value-type="string">
            <text:p>R2512</text:p>
          </table:table-cell>
          <table:table-cell table:style-name="ce9" office:value-type="string" calcext:value-type="string">
            <text:p>R41</text:p>
          </table:table-cell>
          <table:table-cell table:style-name="ce14" table:number-columns-repeated="102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1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1,R2,R6,R18,R19,R25,</text:span></text:p>
            <text:p><text:span text:style-name="T1">R32,R36,R37,R39,</text:span>R4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.5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2.1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4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7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9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56.2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80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9</text:p>
          </table:table-cell>
          <table:table-cell table:number-columns-repeated="102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47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7,</text:span>R16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RA1206_(4X0603)_4B8_2.2k</text:p>
          </table:table-cell>
          <table:table-cell table:style-name="ce8" office:value-type="string" calcext:value-type="string">
            <text:p>RA1206</text:p>
          </table:table-cell>
          <table:table-cell table:style-name="ce8" office:value-type="string" calcext:value-type="string">
            <text:p><text:span text:style-name="T1">RM1,</text:span>RM2,RM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FB0805/600R/2A</text:p>
          </table:table-cell>
          <table:table-cell table:style-name="ce8" office:value-type="string" calcext:value-type="string">
            <text:p>L0805</text:p>
          </table:table-cell>
          <table:table-cell table:style-name="ce8" office:value-type="string" calcext:value-type="string">
            <text:p><text:span text:style-name="T1">L1,</text:span>L3,L5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33uH/2.1A/DCR=0.1R/20%/</text:p>
            <text:p>DBS135(PD3316MT330)</text:p>
          </table:table-cell>
          <table:table-cell table:style-name="ce8" office:value-type="string" calcext:value-type="string">
            <text:p>DBS135</text:p>
          </table:table-cell>
          <table:table-cell table:style-name="ce8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2pF/50V/5%/CO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<text:span text:style-name="T1">C4,</text:span>C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nF/50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2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nF/2000V/10%/X7R/C1206</text:p>
          </table:table-cell>
          <table:table-cell table:style-name="ce8" office:value-type="string" calcext:value-type="string">
            <text:p>C1206</text:p>
          </table:table-cell>
          <table:table-cell table:style-name="ce8" office:value-type="string" calcext:value-type="string">
            <text:p>C2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0nF/3kV/10%/X7R/SMD/1808</text:p>
            <text:p>(VISHAY-VJ1808Y102KBHAT4X_</text:p>
            <text:p>Farnell-2407291)</text:p>
          </table:table-cell>
          <table:table-cell table:style-name="ce8" office:value-type="string" calcext:value-type="string">
            <text:p>C1808</text:p>
          </table:table-cell>
          <table:table-cell table:style-name="ce8" office:value-type="string" calcext:value-type="string">
            <text:p>C23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100nF/16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<text:span text:style-name="T1">C8,C11,C14,C15,C16,</text:span>C1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0nF/100V/10%/X7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2,C2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uF/10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3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F/6.3V/1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7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5uF/100V/20%/RM2.5/</text:p>
            <text:p>6.3x11mm(Farnell:1281844)</text:p>
          </table:table-cell>
          <table:table-cell table:style-name="ce8" office:value-type="string" calcext:value-type="string">
            <text:p>CPOL-RM2.5mm_</text:p>
            <text:p>6.3x11mm_PTH</text:p>
          </table:table-cell>
          <table:table-cell table:style-name="ce8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<text:span text:style-name="T1">C1,C6,C7,C9,C10,</text:span></text:p>
            <text:p><text:span text:style-name="T1">C13,</text:span>C19,C2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7uF/6.3V/20%/X5R/C0805</text:p>
          </table:table-cell>
          <table:table-cell table:style-name="ce8" office:value-type="string" calcext:value-type="string">
            <text:p>C0805</text:p>
          </table:table-cell>
          <table:table-cell table:style-name="ce8" office:value-type="string" calcext:value-type="string">
            <text:p>C3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70uF/10V/20%/Low_ESR/</text:p>
            <text:p>RM2.5/6.0x11mm</text:p>
          </table:table-cell>
          <table:table-cell table:style-name="ce8" office:value-type="string" calcext:value-type="string">
            <text:p>CPOL-RM2.5mm_</text:p>
            <text:p>6.3x11mm_PTH</text:p>
          </table:table-cell>
          <table:table-cell table:style-name="ce8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T54C(SOT23-3)</text:p>
          </table:table-cell>
          <table:table-cell table:style-name="ce8" office:value-type="string" calcext:value-type="string">
            <text:p>SOT23-3</text:p>
          </table:table-cell>
          <table:table-cell table:style-name="ce8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1N5819S4/SOD123</text:p>
          </table:table-cell>
          <table:table-cell table:style-name="ce8" office:value-type="string" calcext:value-type="string">
            <text:p>SOD-123</text:p>
          </table:table-cell>
          <table:table-cell table:style-name="ce8" office:value-type="string" calcext:value-type="string">
            <text:p><text:span text:style-name="T1">D1,D3,D4,D6,</text:span>D7,D9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S510/100V/5A/0.85V/</text:p>
            <text:p>DO214AB(SMC)</text:p>
          </table:table-cell>
          <table:table-cell table:style-name="ce8" office:value-type="string" calcext:value-type="string">
            <text:p>DO214AB(SMC)</text:p>
          </table:table-cell>
          <table:table-cell table:style-name="ce8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MAJ58A/SMA</text:p>
          </table:table-cell>
          <table:table-cell table:style-name="ce8" office:value-type="string" calcext:value-type="string">
            <text:p>SMA-KA</text:p>
          </table:table-cell>
          <table:table-cell table:style-name="ce8" office:value-type="string" calcext:value-type="string">
            <text:p>D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RED/0603</text:p>
          </table:table-cell>
          <table:table-cell table:style-name="ce8" office:value-type="string" calcext:value-type="string">
            <text:p>LED_0603_KA</text:p>
          </table:table-cell>
          <table:table-cell table:style-name="ce8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ED/GREEN/0603</text:p>
          </table:table-cell>
          <table:table-cell table:style-name="ce8" office:value-type="string" calcext:value-type="string">
            <text:p>LED_0603_KA</text:p>
          </table:table-cell>
          <table:table-cell table:style-name="ce8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LED/YELLOW/0603</text:p>
          </table:table-cell>
          <table:table-cell table:style-name="ce8" office:value-type="string" calcext:value-type="string">
            <text:p>LED_0603_KA</text:p>
          </table:table-cell>
          <table:table-cell table:style-name="ce8" office:value-type="string" calcext:value-type="string">
            <text:p>ACT1,CHR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ESDS314DBVR(SOT-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C817-40(SOT23)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<text:span text:style-name="T1">Q2,</text:span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MUN2211LT1G(SOT-23)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WPM2015-3/TR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<text:span text:style-name="T1">FET1,FET2,</text:span>FET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L4054B-42TPRN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H340T(SSOP20W)</text:p>
          </table:table-cell>
          <table:table-cell table:style-name="ce8" office:value-type="string" calcext:value-type="string">
            <text:p>SSOP-20W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ESP32-WROOM-32D-4MB</text:p>
          </table:table-cell>
          <table:table-cell table:style-name="ce8" office:value-type="string" calcext:value-type="string">
            <text:p>ESP-WROOM-32</text:p>
          </table:table-cell>
          <table:table-cell table:style-name="ce8"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F0505S-2WR2(SIP-7)</text:p>
          </table:table-cell>
          <table:table-cell table:style-name="ce8" office:value-type="string" calcext:value-type="string">
            <text:p>SIP-7_Universal</text:p>
          </table:table-cell>
          <table:table-cell table:style-name="ce8" office:value-type="string" calcext:value-type="string">
            <text:p>DCDC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AN8710A-EZC(QFN32)</text:p>
          </table:table-cell>
          <table:table-cell table:style-name="ce8" office:value-type="string" calcext:value-type="string">
            <text:p>QFN32</text:p>
          </table:table-cell>
          <table:table-cell table:style-name="ce8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TPS2375PW(TSSOP-8)</text:p>
          </table:table-cell>
          <table:table-cell table:style-name="ce8" office:value-type="string" calcext:value-type="string">
            <text:p>TSSOP-8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TX4138(ESOIC-8)</text:p>
          </table:table-cell>
          <table:table-cell table:style-name="ce8" office:value-type="string" calcext:value-type="string">
            <text:p>ESOIC-8</text:p>
          </table:table-cell>
          <table:table-cell table:style-name="ce8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T1185AU2</text:p>
          </table:table-cell>
          <table:table-cell table:style-name="ce8" office:value-type="string" calcext:value-type="string">
            <text:p>IT1185AU2_V2</text:p>
          </table:table-cell>
          <table:table-cell table:style-name="ce8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TSX-3.2x2.5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W02R</text:p>
          </table:table-cell>
          <table:table-cell table:style-name="ce8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-B-V-10-LF</text:p>
          </table:table-cell>
          <table:table-cell table:style-name="ce8" office:value-type="string" calcext:value-type="string">
            <text:p>GBH-254-SMT-10</text:p>
          </table:table-cell>
          <table:table-cell table:style-name="ce8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ISB-SWMM-5B-LF(USB_MICRO)</text:p>
          </table:table-cell>
          <table:table-cell table:style-name="ce8" office:value-type="string" calcext:value-type="string">
            <text:p>MISB-SWMM-5B_LF</text:p>
          </table:table-cell>
          <table:table-cell table:style-name="ce8"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JP-003TC1(LPJ4112CNL)</text:p>
          </table:table-cell>
          <table:table-cell table:style-name="ce8" office:value-type="string" calcext:value-type="string">
            <text:p>RJP-003TC1</text:p>
          </table:table-cell>
          <table:table-cell table:style-name="ce8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TFC-9P-1.7H(ATFFS150A01BR016)</text:p>
          </table:table-cell>
          <table:table-cell table:style-name="ce8" office:value-type="string" calcext:value-type="string">
            <text:p>TFC-9P-1.xH</text:p>
          </table:table-cell>
          <table:table-cell table:style-name="ce8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6"/>
          <table:table-cell table:style-name="ce11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17,</text:span>R49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1.0nF/3kV/10%/X7R/SMD/1808</text:p>
            <text:p>(VISHAY-VJ1808Y102KBHAT4X_</text:p>
            <text:p>Farnell-2407291))</text:p>
          </table:table-cell>
          <table:table-cell table:style-name="ce8" office:value-type="string" calcext:value-type="string">
            <text:p>C1808</text:p>
          </table:table-cell>
          <table:table-cell table:style-name="ce8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10uF/6.3V/20%/X5R/C0603)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SMBJ6.0A)</text:p>
          </table:table-cell>
          <table:table-cell table:style-name="ce8" office:value-type="string" calcext:value-type="string">
            <text:p>DO214AA</text:p>
          </table:table-cell>
          <table:table-cell table:style-name="ce8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(GG0402052R542P)</text:p>
          </table:table-cell>
          <table:table-cell table:style-name="ce8" office:value-type="string" calcext:value-type="string">
            <text:p>D0402</text:p>
          </table:table-cell>
          <table:table-cell table:style-name="ce8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S(HN1x10)</text:p>
          </table:table-cell>
          <table:table-cell table:style-name="ce8" office:value-type="string" calcext:value-type="string">
            <text:p>HN1x10</text:p>
          </table:table-cell>
          <table:table-cell table:style-name="ce8" office:value-type="string" calcext:value-type="string">
            <text:p><text:span text:style-name="T1">EXT1,</text:span>EXT2</text:p>
          </table:table-cell>
          <table:table-cell table:number-columns-repeated="1020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9">
          <table:table-cell table:style-name="Default"/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4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5:35:29.189446404">00:00:00</text:time></text:span></text:p>
        </style:region-left>
        <style:region-center>
          <text:p><text:span text:style-name="MT1">ESP32-PoE-ISO_Rev_I-BOM</text:span></text:p>
        </style:region-center>
        <style:region-right>
          <text:p><text:span text:style-name="MT2"><text:date style:data-style-name="N2" text:date-value="2021-12-2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3">00/00/0000</text:date>, <text:time style:data-style-name="N2" text:time-value="15:35:29.192576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12-23T15:35:44.510077262</dc:date>
    <meta:editing-duration>PT1H58M52S</meta:editing-duration>
    <meta:editing-cycles>52</meta:editing-cycles>
    <meta:document-statistic meta:table-count="1" meta:cell-count="280" meta:object-count="0"/>
  </office:meta>
</office:document-meta>
</file>